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b61" officeooo:paragraph-rsid="0001ab61"/>
    </style:style>
    <style:style style:name="P2" style:family="paragraph" style:parent-style-name="Standard">
      <style:text-properties officeooo:rsid="0001ab61" officeooo:paragraph-rsid="0001ab61"/>
    </style:style>
    <style:style style:name="P3" style:family="paragraph" style:parent-style-name="Standard">
      <style:text-properties officeooo:rsid="0001ab61" officeooo:paragraph-rsid="000368ec"/>
    </style:style>
    <style:style style:name="T1" style:family="text">
      <style:text-properties officeooo:rsid="000368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span text:style-name="T1">Pg 85</text:span></text:p>
      <text:p text:style-name="P3"/>
      <text:p text:style-name="P3"><text:tab/><text:tab/> <text:s text:c="6"/>C H A P T E R <text:s/>F O U R</text:p>
      <text:p text:style-name="P3"><text:tab/><text:tab/><text:tab/></text:p>
      <text:p text:style-name="P3"/>
      <text:p text:style-name="P3"><text:tab/><text:tab/><text:tab/>TAKING SOULS</text:p>
      <text:p text:style-name="P3"/>
      <text:p text:style-name="P3"/>
      <text:p text:style-name="P1">THE FIRST CONCUSSION GRENADE EXPLODED AT CLOSE RANGE, AND FROM THERE</text:p>
      <text:p text:style-name="P1">everything unraveled in slow motion. One minute we were chilling in the</text:p>
      <text:p text:style-name="P1">common room, bullshitting, watching war movies, getting pumped up for the</text:p>
      <text:p text:style-name="P1">battle we knew was coming. Then that first explosion led to another, and</text:p>
      <text:p text:style-name="P1">suddenly Psycho Pete was in our faces, screaming at the top of his lungs, his</text:p>
      <text:p text:style-name="P1">cheeks flushed candy apple red, that vein in his right temple throbbing.</text:p>
      <text:p text:style-name="P1">When he screamed, his eyes bugged out and his whole body shook.</text:p>
      <text:p text:style-name="P1">“Break! The fuck! Out! Move! Move! Move!”</text:p>
      <text:p text:style-name="P1">My boat crew sprinted for the door single-file, just like we’d planned.</text:p>
      <text:p text:style-name="P1">Outside, Navy SEALs were firing their M60s into the darkness toward some</text:p>
      <text:p text:style-name="P1">invisible enemy. It was the bad dream we’d been waiting for our entire lives:</text:p>
      <text:p text:style-name="P1">the lucid nightmare that would define or kill us. Every impulse we had told</text:p>
      <text:p text:style-name="P1">us to hit the dirt, but at that moment, movement was our only option.</text:p>
      <text:p text:style-name="P1">The repetitive, deep bass thud of machine-gun fire penetrated our guts, the</text:p>
      <text:p text:style-name="P1">orange halo from another explosion in the near distance provided a shock of</text:p>
      <text:p text:style-name="P1">violent beauty, and our hearts hammered as we gathered on the Grinder</text:p>
      <text:p text:style-name="P1">awaiting orders. This was war alright, but it wouldn’t be fought on some</text:p>
      <text:p text:style-name="P1">foreign shore. This one, like most battles we fight in life, would be won or</text:p>
      <text:p text:style-name="P1">lost in our own minds.</text:p>
      <text:p text:style-name="P1">Psycho Pete stomped the pocked asphalt, his brow slick with sweat, the</text:p>
      <text:p text:style-name="P1">muzzle of his rifle steaming in the foggy night. “Welcome to Hell Week,</text:p>
      <text:p text:style-name="P1">gentlemen,” he said, calmly this time, in that sing-song Cali-surfer drawl of</text:p>
      <text:p text:style-name="P1">his. He looked us up and down like a predator eyeing his kill. “It will be my</text:p>
      <text:p text:style-name="P1">great pleasure to watch you suffer.”</text:p>
      <text:p text:style-name="P1">Oh, and there would be suffering. Psycho set the tempo, called out the pushups, sit-ups, and flutter kicks, the jumping lunges and dive bombers. In</text:p>
      <text:p text:style-name="P1">between, he and his fellow instructors hosed us down with freezing water,</text:p>
      <text:p text:style-name="P1">cackling the whole damn time. There were countless reps and set after set</text:p>
      <text:p text:style-name="P1">with no end in sight.</text:p>
      <text:p text:style-name="P1">My classmates were gathered close, each of us on our own stenciled frog</text:p>
      <text:p text:style-name="P1">footprints, overlooked by a statue of our patron saint: The Frogman, a scaly</text:p>
      <text:p text:style-name="P1">alien creature from the deep with webbed feet and hands, sharp claws, and a</text:p>
      <text:p text:style-name="P1">motherfucking six-pack. To his left was the infamous brass bell. Ever since</text:p>
      <text:p text:style-name="P1">that morning when I came home from cockroach duty and got sucked into</text:p>
      <text:p text:style-name="P1">the Navy SEAL show, it was this place that I’d sought. The Grinder: a slab</text:p>
      <text:p text:style-name="P1">of asphalt dripping with history and misery.</text:p>
      <text:p text:style-name="P1">Basic Underwater Demolition/SEAL (BUD/S) training is six months long</text:p>
      <text:p text:style-name="P1">and divided into three phases. First Phase is all about physical training, or</text:p>
      <text:p text:style-name="P1">PT. Second Phase is dive training, where we learn how to navigate</text:p>
      <text:p text:style-name="P1">underwater and deploy stealthy, closed circuit diving systems that emit no</text:p>
      <text:p text:style-name="P1">bubbles and recycle our carbon dioxide into breathable air. Third Phase is</text:p>
      <text:p text:style-name="P1"><text:soft-page-break/>land warfare training. But when most people picture BUD/S they think of</text:p>
      <text:p text:style-name="P1">First Phase because those are the weeks that tenderize new recruits until the</text:p>
      <text:p text:style-name="P1">class is literally ground down from about 120 guys to the hard, gleaming</text:p>
      <text:p text:style-name="P1">spine that are the twenty-five to forty guys who are more worthy of the</text:p>
      <text:p text:style-name="P1">Trident. The emblem that tells the world we are not to be fucked with.</text:p>
      <text:p text:style-name="P1">BUD/S instructors do that by working guys out beyond their perceived</text:p>
      <text:p text:style-name="P1">limits, by challenging their manhood, and insisting on objective physical</text:p>
      <text:p text:style-name="P1">standards of strength, stamina, and agility. Standards that are tested. In those</text:p>
      <text:p text:style-name="P1">first three weeks of training we had to, among other things, climb a vertical</text:p>
      <text:p text:style-name="P1">ten-meter rope, hammer a half-mile-long obstacle course studded with</text:p>
      <text:p text:style-name="P1">American Ninja Warrior type challenges in under ten minutes, and run four</text:p>
      <text:p text:style-name="P1">miles on the sand in under thirty-two minutes. But if you ask me, all that was</text:p>
      <text:p text:style-name="P1">child’s play. It couldn’t even compare to the crucible of First Phase.</text:p>
      <text:p text:style-name="P1">Hell Week is something entirely different. It’s medieval and it comes at you</text:p>
      <text:p text:style-name="P1">fast, detonating in just the third week of training. When the throbbing ache</text:p>
      <text:p text:style-name="P1">in our muscles and joints was ratcheted up high and we lived day and night</text:p>
      <text:p text:style-name="P1">with an edgy, hyperventilating feeling of our breath getting out front of our</text:p>
      <text:p text:style-name="P1">physical rhythm, of our lungs inflating and deflating like canvas bags</text:p>
      <text:p text:style-name="P1">squeezed tight in a demon’s fists, for 130 hours straight. That’s a test that</text:p>
      <text:p text:style-name="P1">goes way beyond the physical and reveals your heart and character. More</text:p>
      <text:p text:style-name="P1">than anything, it reveals your mindset, which is exactly what it’s designed to</text:p>
      <text:p text:style-name="P1">do.</text:p>
      <text:p text:style-name="P1">All of this happened at the Naval Special Warfare Command Center on</text:p>
      <text:p text:style-name="P1">prissy-ass Coronado Island, a Southern California tourist trap that tucks into</text:p>
      <text:p text:style-name="P1">slender Point Loma and shelters the San Diego Marina from the open Pacific</text:p>
      <text:p text:style-name="P1">Ocean. But even Cali’s golden sun couldn’t pretty up the Grinder, and thank</text:p>
      <text:p text:style-name="P1">God for that. I liked it ugly. That slab of agony was everything I’d ever</text:p>
      <text:p text:style-name="P1">wanted. Not because I loved to suffer, but because I needed to know whether</text:p>
      <text:p text:style-name="P1">or not I had what it took to belong.</text:p>
      <text:p text:style-name="P1">Thing is, most people don’t.</text:p>
      <text:p text:style-name="P1">By the time Hell Week started, at least forty guys had already quit, and when</text:p>
      <text:p text:style-name="P1">they did they were forced to walk over to the bell, ring it three times, and</text:p>
      <text:p text:style-name="P1">place their helmet on the concrete. The ringing of the bell was first brought</text:p>
      <text:p text:style-name="P1">in during the Vietnam era because so many guys were quitting during</text:p>
      <text:p text:style-name="P1">evolutions and just walking off to the barracks. The bell was a way to keep</text:p>
      <text:p text:style-name="P1">track of guys, but since then it’s become a ritual that a man has to perform to</text:p>
      <text:p text:style-name="P1">own the fact that he’s quitting. To the quitter, the bell is closure. To me,</text:p>
      <text:p text:style-name="P1">every clang sounded like progress.</text:p>
      <text:p text:style-name="P1">I never liked Psycho much, but I couldn’t quibble with the specifics of his</text:p>
      <text:p text:style-name="P1">job. He and his fellow instructors were there to cull the herd. Plus, he wasn’t</text:p>
      <text:p text:style-name="P1">going after the runts. He was in my face plenty, and guys bigger than me too.</text:p>
      <text:p text:style-name="P1">Even the smaller dudes were studs. I was one man in a fleet of alpha</text:p>
      <text:p text:style-name="P1">specimens from back East and down South, the blue-collar and big-money</text:p>
      <text:p text:style-name="P1">surf beaches of California, a few from corn country like me, and plenty from</text:p>
      <text:p text:style-name="P1">the Texas rangeland. Every BUD/S class has their share of hard-ass</text:p>
      <text:p text:style-name="P1">backcountry Texans. No state puts more SEALs in the pipeline. Must be</text:p>
      <text:p text:style-name="P1">something in the barbecue, but Psycho didn’t play favorites. No matter</text:p>
      <text:p text:style-name="P1">where we were from or who we were, he lingered like a shadow we couldn’t</text:p>
      <text:p text:style-name="P1">shake. Laughing, screaming, or quietly taunting us to our face, attempting to</text:p>
      <text:p text:style-name="P1"><text:soft-page-break/>burrow into the brain of any man he tried to break.</text:p>
      <text:p text:style-name="P1">Despite all that, the first hour of Hell Week was actually fun. During</text:p>
      <text:p text:style-name="P1">breakout, that mad rush of explosions, shooting, and shouting, you are not</text:p>
      <text:p text:style-name="P1">even thinking about the nightmare to come. You’re riding an adrenaline high</text:p>
      <text:p text:style-name="P1">because you know you’re fulfilling a rite of passage within a hallowed</text:p>
      <text:p text:style-name="P1">warrior tradition. Guys are looking around the Grinder, practically giddy,</text:p>
      <text:p text:style-name="P1">thinking, “Yeah, we’re in Hell Week, motherfuckers!” Ah, but reality has a</text:p>
      <text:p text:style-name="P1">way of kicking everyone in the teeth sooner or later.</text:p>
      <text:p text:style-name="P1">“You call this putting out?” Psycho Pete asked no one in particular. “This</text:p>
      <text:p text:style-name="P1">may be the single sorriest class we ever put through our program. You men</text:p>
      <text:p text:style-name="P1">are straight up embarrassing yourselves.”</text:p>
      <text:p text:style-name="P1">He relished this part of the job. Stepping over and between us, his boot print</text:p>
      <text:p text:style-name="P1">in our pooling sweat and saliva, snot, tears, and blood. He thought he was</text:p>
      <text:p text:style-name="P1">hard. All the instructors did, and they were because they were SEALs. That</text:p>
      <text:p text:style-name="P1">fact alone placed them in rare air. “You boys couldn’t have held my jock</text:p>
      <text:p text:style-name="P1">when I went through Hell Week, I’ll tell you that much.”</text:p>
      <text:p text:style-name="P1">I smiled to myself and kept hammering as Psycho brushed by. He was built</text:p>
      <text:p text:style-name="P1">like a tailback, quick and strong, but was he a mortal fucking weapon during</text:p>
      <text:p text:style-name="P1">his Hell Week? Sir, I doubt that very fucking much, sir!</text:p>
      <text:p text:style-name="P1">He caught the eye of his boss, the First Phase Officer in Charge. There was</text:p>
      <text:p text:style-name="P1">no doubt about him. He didn’t talk a whole lot and didn’t have to. He was</text:p>
      <text:p text:style-name="P1">6’1”, but he cast a longer shadow. Dude was jacked too. I’m talking about</text:p>
      <text:p text:style-name="P1">225 pounds of muscle wrapped tight as steel, without an ounce of sympathy.</text:p>
      <text:p text:style-name="P1">He looked like a Silverback Gorilla (SBG), and loomed like a Godfather of</text:p>
      <text:p text:style-name="P1">pain, making silent calculations, taking mental notes.</text:p>
      <text:p text:style-name="P1">“Sir, my dick’s getting stiff just thinking about these gaping vaginas weeping</text:p>
      <text:p text:style-name="P1">and quitting like whiny little bitches this week,” Psycho said. SBG offered</text:p>
      <text:p text:style-name="P1">half a nod as Psycho stared through me. “Oh, and you will quit,” he said</text:p>
      <text:p text:style-name="P1">softly. “I’ll make sure of that.”</text:p>
      <text:p text:style-name="P1">Psycho’s threats were spookier when he delivered them in a relaxed tone like</text:p>
      <text:p text:style-name="P1">that, but there were plenty of times when his eyes went dark, his brow</text:p>
      <text:p text:style-name="P1">twisted, the blood rushed to his face, and he unleashed a scream that built</text:p>
      <text:p text:style-name="P1">from the tips of his toes to the crown of his bald head. An hour into Hell</text:p>
      <text:p text:style-name="P1">Week, he knelt down, pressed his face within an inch of my own while I</text:p>
      <text:p text:style-name="P1">finished another set of push-ups, and let loose.</text:p>
      <text:p text:style-name="P1">“Hit the surf, you miserable fucking turds!”</text:p>
      <text:p text:style-name="P1">We’d been in BUD/S for nearly three weeks by then, and we’d raced up and</text:p>
      <text:p text:style-name="P1">over the fifteen-foot berm that divided the beach from the cinderblock</text:p>
      <text:p text:style-name="P1">sprawl of offices, locker rooms, barracks, and classrooms that is the BUD/S</text:p>
      <text:p text:style-name="P1">compound plenty of times. Usually to lie back in the shallows, fully dressed,</text:p>
      <text:p text:style-name="P1">then roll in the sand—until we were covered in sand from head to toe—</text:p>
      <text:p text:style-name="P1">before charging back to the Grinder, dripping heavy with salt water and</text:p>
      <text:p text:style-name="P1">sand, which ramped up the degree of difficulty on the pull-up bar. That ritual</text:p>
      <text:p text:style-name="P1">was called getting wet and sandy, and they wanted sand in our ears, up our</text:p>
      <text:p text:style-name="P1">noses, and in every orifice of our body, but this time we were on the verge of</text:p>
      <text:p text:style-name="P1">something called surf torture, which is a special kind of beast.</text:p>
      <text:p text:style-name="P1">As instructed, we charged into the surf screaming like senseis. Fully clothed,</text:p>
      <text:p text:style-name="P1">arms linked, we waded into the impact zone. The surf was angry that</text:p>
      <text:p text:style-name="P1">moonless night, nearly head high, and the waves were rolling thunder that</text:p>
      <text:p text:style-name="P1"><text:soft-page-break/>barreled and foamed in sets of three and four. Cold water shriveled our balls</text:p>
      <text:p text:style-name="P1">and swiped the breath from our lungs as the waves thrashed us.</text:p>
      <text:p text:style-name="P1">This was early May, and in the spring the ocean off Coronado ranges from</text:p>
      <text:p text:style-name="P1">59–63 degrees. We bobbed up and down as one, a pearl strand of floating</text:p>
      <text:p text:style-name="P1">heads scanning the horizon for any hint of swell we prayed we’d see coming</text:p>
      <text:p text:style-name="P1">before it towed us under. The surfers in our crew detected doom first and</text:p>
      <text:p text:style-name="P1">called out the waves so we could duck dive just in time. After ten minutes or</text:p>
      <text:p text:style-name="P1">so, Psycho ordered us back to land. On the verge of hypothermia, we</text:p>
      <text:p text:style-name="P1">scrambled from the surf zone and stood at attention, while being checked by</text:p>
      <text:p text:style-name="P1">the doctor for hypothermia. That cycle would continue to repeat itself. The</text:p>
      <text:p text:style-name="P1">sky was smeared orange and red. The temperature dropped sharply as night</text:p>
      <text:p text:style-name="P1">loomed close.</text:p>
      <text:p text:style-name="P1">“Say goodbye to the sun, gents,” SBG said. He made us wave at the setting</text:p>
      <text:p text:style-name="P1">sun. A symbolic acknowledgement of an inconvenient truth. We were about</text:p>
      <text:p text:style-name="P1">to freeze our natural asses off.</text:p>
      <text:p text:style-name="P1">After an hour, we fell back into our six-man boat crews, and stood nut to</text:p>
      <text:p text:style-name="P1">butt, huddling tight to get warm, but it was futile. Bones were rattling up and</text:p>
      <text:p text:style-name="P1">down that beach. Guys were jackhammering and sniffling, a physical state</text:p>
      <text:p text:style-name="P1">revealing the quaking conditions of splintering minds, which were just now</text:p>
      <text:p text:style-name="P1">coming to grips with the reality that this shit had only just begun.</text:p>
      <text:p text:style-name="P1">Even on the hardest days of First Phase prior to Hell Week, when the sheer</text:p>
      <text:p text:style-name="P1">volume of rope climbs and push-ups, pull-ups, and flutter kicks crushes your</text:p>
      <text:p text:style-name="P1">spirit, you can find a way out. Because you know that no matter how much it</text:p>
      <text:p text:style-name="P1">sucks, you’ll head home that night, meet friends for dinner, see a movie,</text:p>
      <text:p text:style-name="P1">maybe get some pussy, and sleep in your own bed. The point is, even on</text:p>
      <text:p text:style-name="P1">miserable days you can fixate on an escape from hell that’s real.</text:p>
      <text:p text:style-name="P1">Hell Week offers no such love. Especially on day one, when an hour in they</text:p>
      <text:p text:style-name="P1">had us standing, linking arms, facing the Pacific Ocean, wading in and out of</text:p>
      <text:p text:style-name="P1">the surf for hours. In between we were gifted soft sand sprints to warm up.</text:p>
      <text:p text:style-name="P1">Usually they had us carry our rigid inflatable boat or a log overhead, but the</text:p>
      <text:p text:style-name="P1">warmth, if it ever arrived, was always short-lived because every ten minutes</text:p>
      <text:p text:style-name="P1">they rotated us back into the water.</text:p>
      <text:p text:style-name="P1">The clock ticked slowly that first night as the cold seeped in, colonizing our</text:p>
      <text:p text:style-name="P1">marrow so thoroughly the runs stopped doing any good. There would be no</text:p>
      <text:p text:style-name="P1">more bombs, no more shooting, and very little yelling. Instead, an eerie quiet</text:p>
      <text:p text:style-name="P1">expanded and deadened our spirit. In the ocean, all any of us could hear were</text:p>
      <text:p text:style-name="P1">the waves going overhead, the seawater we accidentally swallowed roiling in</text:p>
      <text:p text:style-name="P1">our guts, and our own teeth chattering.</text:p>
      <text:p text:style-name="P1">When you’re that cold and stressed, the mind cannot comprehend the next</text:p>
      <text:p text:style-name="P1">120-plus hours. Five and a half days without sleep cannot be broken up into</text:p>
      <text:p text:style-name="P1">small pieces. There is no way to systematically attack it, which is why every</text:p>
      <text:p text:style-name="P1">single person who has ever tried to become a SEAL has asked himself one</text:p>
      <text:p text:style-name="P1">simple question during their first dose of surf torture:</text:p>
      <text:p text:style-name="P1">“Why am I here?”</text:p>
      <text:p text:style-name="P1">Those innocuous words bubbled up in our spinning minds each time we got</text:p>
      <text:p text:style-name="P1">sucked under a monster wave at midnight, when we were already borderline</text:p>
      <text:p text:style-name="P1">hypothermic. Because nobody has to become a SEAL. We weren’t fucking</text:p>
      <text:p text:style-name="P1">drafted. Becoming a SEAL is a choice. And what that single softball</text:p>
      <text:p text:style-name="P1">question revealed in the heat of battle is that each second we remained in</text:p>
      <text:p text:style-name="P1"><text:soft-page-break/>training was also a choice, which made the entire notion of becoming a</text:p>
      <text:p text:style-name="P1">SEAL seem like masochism. It’s voluntary torture. And that makes no sense</text:p>
      <text:p text:style-name="P1">at all to the rational mind, which is why those four words unravel so many</text:p>
      <text:p text:style-name="P1">men.</text:p>
      <text:p text:style-name="P1">The instructors know all of this, of course, which is why they stop yelling</text:p>
      <text:p text:style-name="P1">early on. Instead, as the night wore on, Psycho Pete consoled us like a</text:p>
      <text:p text:style-name="P1">concerned older brother. He offered us hot soup, a warm shower, blankets,</text:p>
      <text:p text:style-name="P1">and a ride back to the barracks. That was the bait he set for quitters to snap</text:p>
      <text:p text:style-name="P1">up, and he harvested helmets left and right. He was taking the souls of those</text:p>
      <text:p text:style-name="P1">who caved because they couldn’t answer that simple question. I get it. When</text:p>
      <text:p text:style-name="P1">it’s only Sunday and you know you’re going to Friday and you’re already far</text:p>
      <text:p text:style-name="P1">colder than you’ve ever been, you’re tempted to believe that you can’t hack</text:p>
      <text:p text:style-name="P1">it and that nobody can. Married guys were thinking, I could be at home,</text:p>
      <text:p text:style-name="P1">cuddled up to my beautiful wife instead of shivering and suffering. Single</text:p>
      <text:p text:style-name="P1">guys were thinking, I could be on the hunt for pussy right now.</text:p>
      <text:p text:style-name="P1">It’s tough to ignore that kind of glittering lure, but this was my second lap</text:p>
      <text:p text:style-name="P1">through the early stages of BUD/S. I’d tasted the evil of Hell Week as part of</text:p>
      <text:p text:style-name="P1">Class 230. I didn’t make it, but I didn’t quit. I was pulled out on a medical</text:p>
      <text:p text:style-name="P1">after contracting double pneumonia. I defied doctor’s orders three times and</text:p>
      <text:p text:style-name="P1">tried to stay in the fight, but they eventually forced me to the barracks and</text:p>
      <text:p text:style-name="P1">rolled me back to day one, week one of Class 231.</text:p>
      <text:p text:style-name="P1">I wasn’t all the way healed up from that bout of pneumonia when my second</text:p>
      <text:p text:style-name="P1">BUD/S class kicked off. My lungs were still filled with mucus and each</text:p>
      <text:p text:style-name="P1">cough shook my chest and sounded like a rake was scraping the inside of my</text:p>
      <text:p text:style-name="P1">alveoli. Still, I liked my chances a lot better this time around because I was</text:p>
      <text:p text:style-name="P1">prepared, and because I was in a boat crew thick with bad motherfuckers.</text:p>
      <text:p text:style-name="P1">BUD/S boat crews are sorted by height because those are the guys who will</text:p>
      <text:p text:style-name="P1">help you carry your boat everywhere you go once Hell Week begins. Size</text:p>
      <text:p text:style-name="P1">alone didn’t guarantee your teammates would be tough, however, and our</text:p>
      <text:p text:style-name="P1">guys were a crew of square-peg misfits.</text:p>
      <text:p text:style-name="P1">There was me, the exterminator who had to drop 100 pounds and take the</text:p>
      <text:p text:style-name="P1">ASVAB test twice just to get to SEAL training, only to be rolled back almost</text:p>
      <text:p text:style-name="P1">immediately. We also had the late Chris Kyle. You know him as the deadliest</text:p>
      <text:p text:style-name="P1">sniper in Navy history. He was so successful, the hajjis in Fallujah put an</text:p>
      <text:p text:style-name="P1">$80,000 bounty on his head and he became a living legend among the</text:p>
      <text:p text:style-name="P1">Marines he protected as a member of Seal Team Three. He won a Silver Star</text:p>
      <text:p text:style-name="P1">and four Bronze Stars for valor, left the military, and wrote a book,</text:p>
      <text:p text:style-name="P1">American Sniper, that became a hit movie starring Bradley fucking Cooper.</text:p>
      <text:p text:style-name="P1">But back then he was a simple Texas hayseed rodeo cowboy who barely said</text:p>
      <text:p text:style-name="P1">a damn word.</text:p>
      <text:p text:style-name="P1">Then there was Bill Brown, aka Freak Brown. Most people just called him</text:p>
      <text:p text:style-name="P1">Freak, and he hated it because he’d been treated like one his whole damn</text:p>
      <text:p text:style-name="P1">life. In many ways he was the white version of David Goggins. He came up</text:p>
      <text:p text:style-name="P1">tough in the river towns of South Jersey. Older kids in the neighborhood</text:p>
      <text:p text:style-name="P1">bullied him because of his cleft palate or because he was slow in class,</text:p>
      <text:p text:style-name="P1">which is how that nickname stuck. He got into enough fights over it that he</text:p>
      <text:p text:style-name="P1">eventually landed in a youth detention center for a six-month stretch. By the</text:p>
      <text:p text:style-name="P1">time he was nineteen he was living on his own in the hood, trying to make</text:p>
      <text:p text:style-name="P1">ends meet as a gas station attendant. It wasn’t working. He had no coat and</text:p>
      <text:p text:style-name="P1"><text:soft-page-break/>no car. He commuted everywhere on a rusted out ten-speed bike, literally</text:p>
      <text:p text:style-name="P1">freezing his balls off. One day after work, he stopped into a Navy</text:p>
      <text:p text:style-name="P1">recruitment office because he knew he needed structure and purpose, and</text:p>
      <text:p text:style-name="P1">some warm clothes. They told him about the SEALs, and he was intrigued,</text:p>
      <text:p text:style-name="P1">but he couldn’t swim. Just like me, he taught himself, and after three</text:p>
      <text:p text:style-name="P1">attempts he finally passed the SEAL swim test.</text:p>
      <text:p text:style-name="P1">Next thing he knew, Brown was in BUD/S, where that Freak nickname</text:p>
      <text:p text:style-name="P1">followed him. He rocked PT and sailed through First Phase, but he wasn’t</text:p>
      <text:p text:style-name="P1">nearly as solid in the classroom. Navy SEAL dive training is as tough</text:p>
      <text:p text:style-name="P1">intellectually as it is physically, but he scraped by and got within two weeks</text:p>
      <text:p text:style-name="P1">of becoming a BUD/S graduate when, in one of his final land warfare</text:p>
      <text:p text:style-name="P1">evolutions, he failed re-assembling his weapon in a timed evolution known</text:p>
      <text:p text:style-name="P1">as weapons practical. Brown hit his targets but missed the time, and he</text:p>
      <text:p text:style-name="P1">flunked out of BUD/S at the bitter end.</text:p>
      <text:p text:style-name="P1">But he didn’t give up. No sir, Freak Brown wasn’t going anywhere. I’d heard</text:p>
      <text:p text:style-name="P1">stories about him before he washed up with me in Class 231. He had two</text:p>
      <text:p text:style-name="P1">chips on his shoulders, and I liked him immediately. He was hard as hell and</text:p>
      <text:p text:style-name="P1">exactly the kind of guy I signed up to go to war with. When we carried our</text:p>
      <text:p text:style-name="P1">boat from the Grinder to the sand for the first time, I made sure we were the</text:p>
      <text:p text:style-name="P1">two men at the front, where the boat is at its heaviest. “Freak Brown,” I</text:p>
      <text:p text:style-name="P1">shouted, “we will be the pillars of Boat Crew Two!” He looked over, and I</text:p>
      <text:p text:style-name="P1">glared back.</text:p>
      <text:p text:style-name="P1">“Don’t fucking call me that, Goggins,” he said with a snarl.</text:p>
      <text:p text:style-name="P1">“Well don’t you move out of position, son! You and me, up front, all fucking</text:p>
      <text:p text:style-name="P1">week!”</text:p>
      <text:p text:style-name="P1">“Roger that,” he said.</text:p>
      <text:p text:style-name="P1">I took the lead of Boat Crew Two from the beginning, and getting all six of</text:p>
      <text:p text:style-name="P1">us through Hell Week was my singular focus. Everyone fell in line because</text:p>
      <text:p text:style-name="P1">I’d already proven myself, and not just on the Grinder. In the days before</text:p>
      <text:p text:style-name="P1">Hell Week began I got it into my head that we needed to steal the Hell Week</text:p>
      <text:p text:style-name="P1">schedule from our instructors. I told our crew as much one night when we</text:p>
      <text:p text:style-name="P1">were hanging in the classroom, which doubled as our lounge. My words fell</text:p>
      <text:p text:style-name="P1">on deaf ears. A few guys laughed but everyone else ignored me and went</text:p>
      <text:p text:style-name="P1">back to their shallow ass conversations.</text:p>
      <text:p text:style-name="P1">I understood why. It made no sense. How were we supposed to get a copy of</text:p>
      <text:p text:style-name="P1">their shit? And even if we did, wouldn’t the anticipation make it worse? And</text:p>
      <text:p text:style-name="P1">what if we got caught? Was the reward worth the risk?</text:p>
      <text:p text:style-name="P1">I believed it was, because I’d tasted Hell Week. Brown and a few other guys</text:p>
      <text:p text:style-name="P1">had too, and we knew how easy it was to think about quitting when</text:p>
      <text:p text:style-name="P1">confronted with levels of pain and exhaustion you didn’t think possible. One</text:p>
      <text:p text:style-name="P1">hundred and thirty hours of suffering may as well be a thousand when you</text:p>
      <text:p text:style-name="P1">know you can’t sleep and that there will be no relief anytime soon. And we</text:p>
      <text:p text:style-name="P1">knew something else too. Hell Week was a mind game. The instructors used</text:p>
      <text:p text:style-name="P1">our suffering to pick and peel away our layers, not to find the fittest athletes.</text:p>
      <text:p text:style-name="P1">To find the strongest minds. That’s something the quitters didn’t understand</text:p>
      <text:p text:style-name="P1">until it was too late.</text:p>
      <text:p text:style-name="P1">Everything in life is a mind game! Whenever we get swept under by life’s</text:p>
      <text:p text:style-name="P1">dramas, large and small, we are forgetting that no matter how bad the pain</text:p>
      <text:p text:style-name="P1">gets, no matter how harrowing the torture, all bad things end. That forgetting</text:p>
      <text:p text:style-name="P1"><text:soft-page-break/>happens the second we give control over our emotions and actions to other</text:p>
      <text:p text:style-name="P1">people, which can easily happen when pain is peaking. During Hell Week,</text:p>
      <text:p text:style-name="P1">the men who quit felt like they were running on a treadmill turned way the</text:p>
      <text:p text:style-name="P1">fuck up with no dashboard within reach. But, whether they ever figured it</text:p>
      <text:p text:style-name="P1">out or not, that was an illusion they fell for.</text:p>
      <text:p text:style-name="P1">I went into Hell Week knowing I put myself there, that I wanted to be there,</text:p>
      <text:p text:style-name="P1">and that I had all the tools I needed to win this fucked-up game, which gave</text:p>
      <text:p text:style-name="P1">me the passion to persevere and claim ownership of the experience. It</text:p>
      <text:p text:style-name="P1">allowed me to play hard, bend rules, and look for an edge wherever and</text:p>
      <text:p text:style-name="P1">whenever I could until the horn sounded on Friday afternoon. To me this was</text:p>
      <text:p text:style-name="P1">war, and the enemies were our instructors who’d blatantly told us that they</text:p>
      <text:p text:style-name="P1">wanted to break us down and make us quit! Having their schedule in our</text:p>
      <text:p text:style-name="P1">heads would help us whittle the time down by memorizing what came next,</text:p>
      <text:p text:style-name="P1">and more than that, it would gift us a victory going in. Which would give us</text:p>
      <text:p text:style-name="P1">something to latch onto during Hell Week when those motherfuckers were</text:p>
      <text:p text:style-name="P1">beating us down.</text:p>
      <text:p text:style-name="P1">“Yo man, I’m not playing,” I said. “We need that schedule!”</text:p>
      <text:p text:style-name="P1">I could see Kenny Bigbee, the only other black man in Class 231, raise an</text:p>
      <text:p text:style-name="P1">eyebrow from across the room. He’d been in my first BUD/S class, and got</text:p>
      <text:p text:style-name="P1">injured just before Hell Week. Now he was back for seconds too. “Oh shit,”</text:p>
      <text:p text:style-name="P1">he said. “David Goggins is back on the log.”</text:p>
      <text:p text:style-name="P1">Kenny smiled wide and I doubled over laughing. He’d been in the</text:p>
      <text:p text:style-name="P1">instructors’ office listening in when the doctors were trying to pull me out of</text:p>
      <text:p text:style-name="P1">my first Hell Week. It was during a log PT evolution. Our boat crews were</text:p>
      <text:p text:style-name="P1">carrying logs as a unit up and down the beach, soaked, salty, and sandy as</text:p>
      <text:p text:style-name="P1">shit. I was running with a log on my shoulders, vomiting blood. Bloody snot</text:p>
      <text:p text:style-name="P1">streamed from my nose and mouth, and the instructors periodically grabbed</text:p>
      <text:p text:style-name="P1">me and sat me down nearby because they thought I might drop fucking dead.</text:p>
      <text:p text:style-name="P1">But every time they turned around I was back in the mix. Back on that log.</text:p>
      <text:p text:style-name="P1">Kenny kept hearing the same refrain over the radio that night. “We need to</text:p>
      <text:p text:style-name="P1">get Goggins out of there,” one voice said.</text:p>
      <text:p text:style-name="P1">“Roger that, sir. Goggins is sitting down,” another voice crackled. Then after</text:p>
      <text:p text:style-name="P1">a beat, Kenny would hear that radio chirp again. “Oh shit, Goggins is back</text:p>
      <text:p text:style-name="P1">on the log. I repeat, Goggins is back on the log!”</text:p>
      <text:p text:style-name="P1">Kenny loved telling that story. At 5’10” and 170 pounds, he was smaller</text:p>
      <text:p text:style-name="P1">than I was and wasn’t on our boat crew, but I knew we could trust him. In</text:p>
      <text:p text:style-name="P1">fact, there was nobody better for the job. During Class 231, Kenny was</text:p>
      <text:p text:style-name="P1">tapped to keep the instructors’ office clean and tidy, which meant that he had</text:p>
      <text:p text:style-name="P1">access. That night, he tiptoed into enemy territory, liberated the schedule</text:p>
      <text:p text:style-name="P1">from a file, made a copy, and slipped it back into position before anyone</text:p>
      <text:p text:style-name="P1">ever knew it was missing. Just like that we had our first victory before the</text:p>
      <text:p text:style-name="P1">biggest mind game of our lives had even begun.</text:p>
      <text:p text:style-name="P1">Of course, knowing something is coming is only a small part of the battle.</text:p>
      <text:p text:style-name="P1">Because torture is torture, and in Hell Week the only way to get to past it is</text:p>
      <text:p text:style-name="P1">to go through it. With a look or a few words, I made sure our guys were</text:p>
      <text:p text:style-name="P1">putting out at all times. When we stood on the beach holding our boat</text:p>
      <text:p text:style-name="P1">overhead, or running logs up and down that motherfucker, we went hard, and</text:p>
      <text:p text:style-name="P1">during surf torture I hummed the saddest and most epic song from Platoon,</text:p>
      <text:p text:style-name="P1">while we waded into the Pacific Ocean.</text:p>
      <text:p text:style-name="P1"><text:soft-page-break/>I’ve always found inspiration in film. Rocky helped motivate me to achieve</text:p>
      <text:p text:style-name="P1">my dream of being invited to SEAL training, but Platoon would help me and</text:p>
      <text:p text:style-name="P1">my crew find an edge during the dark nights of Hell Week, when the</text:p>
      <text:p text:style-name="P1">instructors were mocking our pain, telling us how sorry we were, and</text:p>
      <text:p text:style-name="P1">sending us into the head-high surf over and over again. Adagio in Strings</text:p>
      <text:p text:style-name="P1">was the score to one of my favorite scenes in Platoon and with bone-chilling</text:p>
      <text:p text:style-name="P1">fog wrapping all around us, I stretched my arms out like Elias when he was</text:p>
      <text:p text:style-name="P1">getting gunned down by the Viet Cong, and sang my ass off. We’d all</text:p>
      <text:p text:style-name="P1">watched that movie together during First Phase, and my antics had a dual</text:p>
      <text:p text:style-name="P1">effect of pissing off the instructors and firing up my crew. Finding moments</text:p>
      <text:p text:style-name="P1">of laughter in the pain and delirium turned the entire melodramatic</text:p>
      <text:p text:style-name="P1">experience upside down for us. It gave us some control of our emotions.</text:p>
      <text:p text:style-name="P1">Again, this was all a mind game, and I damn sure wasn’t going to lose.</text:p>
      <text:p text:style-name="P1">But the most important games within the game were the races that the</text:p>
      <text:p text:style-name="P1">instructors set up between boat crews. Damn near everything in BUD/S was</text:p>
      <text:p text:style-name="P1">a competition. We’d run boats and logs up and down the beach. We had</text:p>
      <text:p text:style-name="P1">paddle races, and we even did the damn O-Course carrying a log or a boat</text:p>
      <text:p text:style-name="P1">between obstacles. We’d carry them while balancing on narrow beams, over</text:p>
      <text:p text:style-name="P1">spinning logs, and across rope bridges. We’d send it over the high wall, and</text:p>
      <text:p text:style-name="P1">we dropped it at the foot of the thirty-foot-high cargo net while we climbed</text:p>
      <text:p text:style-name="P1">up and over that damn thing. The winning team was almost always rewarded</text:p>
      <text:p text:style-name="P1">with rest and the losing teams got extra beat downs from Psycho Pete. They</text:p>
      <text:p text:style-name="P1">were ordered to perform sets of push-ups and sit-ups in the wet sand, then do</text:p>
      <text:p text:style-name="P1">berm sprints, their bodies quivering with exhaustion, which felt like failure</text:p>
      <text:p text:style-name="P1">on top of failure. Psycho let them know it too. He laughed in their face as he</text:p>
      <text:p text:style-name="P1">hunted quitters.</text:p>
      <text:p text:style-name="P1">“You are absolutely pathetic,” he said. “I hope to God you fucking quit</text:p>
      <text:p text:style-name="P1">because if they allow you in the field you’re gonna get us all killed!”</text:p>
      <text:p text:style-name="P1">Watching him berate my classmates gave me a dual sensation. I didn’t mind</text:p>
      <text:p text:style-name="P1">him doing his job, but he was a bully, and I never liked bullies. He’d been</text:p>
      <text:p text:style-name="P1">coming at me hard since I got back to BUD/S, and early on I decided I</text:p>
      <text:p text:style-name="P1">would show him that he couldn’t get to me. Between bouts of surf torture,</text:p>
      <text:p text:style-name="P1">when most guys stand nut to butt to transfer heat, body to body, I stood</text:p>
      <text:p text:style-name="P1">apart. Everyone else was shivering. I didn’t even twitch, and I saw how</text:p>
      <text:p text:style-name="P1">much that bothered him.</text:p>
      <text:p text:style-name="P1">During Hell Week</text:p>
      <text:p text:style-name="P1">The one luxury we had during Hell Week was chow. We ate like kings.</text:p>
      <text:p text:style-name="P1">We’re talking omelets, roast chicken and potatoes, steak, hot soup, pasta</text:p>
      <text:p text:style-name="P1">with meat sauce, all kinds of fruit, brownies, soda, coffee, and a lot more.</text:p>
      <text:p text:style-name="P1">The catch is we had to run the mile there and back, with that 200-pound boat</text:p>
      <text:p text:style-name="P1">on our heads. I always left chow hall with a peanut butter sandwich tucked</text:p>
      <text:p text:style-name="P1">in my wet and sandy pocket to scarf on the beach when the instructors</text:p>
      <text:p text:style-name="P1">weren’t looking. One day after lunch, Psycho decided to give us a bit more</text:p>
      <text:p text:style-name="P1">than a mile. It became obvious at the quarter mile marker, when he picked</text:p>
      <text:p text:style-name="P1">up his pace, that he wasn’t taking us directly back to the Grinder.</text:p>
      <text:p text:style-name="P1">“You boys better keep the fuck up!” he yelled, as one boat crew fell back. I</text:p>
      <text:p text:style-name="P1">checked my guys.</text:p>
      <text:p text:style-name="P1">“We are staying on this motherfucker! Fuck him!”</text:p>
      <text:p text:style-name="P1">“Roger that,” said Freak Brown. True to his word, he’d been with me on the</text:p>
      <text:p text:style-name="P1"><text:soft-page-break/>front of that boat—the two heaviest points—since Sunday night, and he was</text:p>
      <text:p text:style-name="P1">only getting stronger.</text:p>
      <text:p text:style-name="P1">Psycho stretched us out on the soft sand for more than four miles. He tried</text:p>
      <text:p text:style-name="P1">like hell to lose us, too, but we were his shadow. He switched up the</text:p>
      <text:p text:style-name="P1">cadence. One minute he was sprinting, then he was crouching down, widelegged, grabbing his nuts and doing elephant walks, then he loped at a</text:p>
      <text:p text:style-name="P1">jogger’s pace before breaking into another wind sprint down the beach. By</text:p>
      <text:p text:style-name="P1">then the closest boat was a quarter mile behind, but we were clipping his</text:p>
      <text:p text:style-name="P1">damn heels. We mimicked his every step and refused to let our bully gain</text:p>
      <text:p text:style-name="P1">any satisfaction at our expense. He may have smoked everybody else but he</text:p>
      <text:p text:style-name="P1">did not smoke Boat Crew Two!</text:p>
      <text:p text:style-name="P1">Hell Week is the devil’s opera, and it builds like a crescendo, peaking in</text:p>
      <text:p text:style-name="P1">torment on Wednesday and staying right there until they call it on Friday</text:p>
      <text:p text:style-name="P1">afternoon. By Wednesday we were all broke dick, chafed to holy Hell. Our</text:p>
      <text:p text:style-name="P1">whole body was one big raspberry, oozing puss and blood. Mentally we were</text:p>
      <text:p text:style-name="P1">zombies. The instructors had us doing simple boat raises and we were all</text:p>
      <text:p text:style-name="P1">dragging. Even my crew could barely lift that boat. Meanwhile, Psycho and</text:p>
      <text:p text:style-name="P1">SBG and the other instructors kept close watch, looking for weaknesses as</text:p>
      <text:p text:style-name="P1">always.</text:p>
      <text:p text:style-name="P1">I had a real hate for the instructors. They were my enemy and I was tired of</text:p>
      <text:p text:style-name="P1">them trying to burrow into my brain. I glanced at Brown, and for the first</text:p>
      <text:p text:style-name="P1">time all week he looked shaky. The whole crew did. Shit, I felt miserable</text:p>
      <text:p text:style-name="P1">too. My knee was the size of a grapefruit and every step I took torched my</text:p>
      <text:p text:style-name="P1">nerves, which is why I was searching for something to fuel me. I locked in</text:p>
      <text:p text:style-name="P1">on Psycho Pete. I was sick of that motherfucker. The instructors looked</text:p>
      <text:p text:style-name="P1">composed and comfortable. We were desperate, and they had what we</text:p>
      <text:p text:style-name="P1">needed: energy! It was time to flip the game and own real estate in their</text:p>
      <text:p text:style-name="P1">heads.</text:p>
      <text:p text:style-name="P1">When they clocked out that night and drove home after a pussy-ass eight</text:p>
      <text:p text:style-name="P1">hour shift while we were still going hard, I wanted them thinking about Boat</text:p>
      <text:p text:style-name="P1">Crew Two. I wanted to haunt them when they slipped into bed with their</text:p>
      <text:p text:style-name="P1">wives. I wanted to occupy so much space in their minds that they couldn’t</text:p>
      <text:p text:style-name="P1">even get it up. To me that would be as powerful as putting a knife in their</text:p>
      <text:p text:style-name="P1">dick. So I deployed a process that I now call “Taking Souls.”</text:p>
      <text:p text:style-name="P1">I turned to Brown. “You know why I call you Freak?” I asked. He looked</text:p>
      <text:p text:style-name="P1">over as we lowered the boat, then lifted it up overhead like creaky robots on</text:p>
      <text:p text:style-name="P1">reserve battery power. “Because you are one of the baddest men I’ve ever</text:p>
      <text:p text:style-name="P1">seen in my damn life!” He cracked a smile. “And you know what I say to</text:p>
      <text:p text:style-name="P1">these motherfuckers right here?” I tipped my elbow at the nine instructors</text:p>
      <text:p text:style-name="P1">gathered on the beach, drinking coffee and talking bullshit. “I say, they can</text:p>
      <text:p text:style-name="P1">go fuck themselves!” Bill nodded and narrowed his eyes on our tormentors,</text:p>
      <text:p text:style-name="P1">while I turned to the rest of the crew. “Now let’s throw this shit up high and</text:p>
      <text:p text:style-name="P1">show them who we are!”</text:p>
      <text:p text:style-name="P1">“Fucking beautiful,” Bill said. “Let’s do it!”</text:p>
      <text:p text:style-name="P1">Within seconds my whole team had life. We didn’t just lift the boat overhead</text:p>
      <text:p text:style-name="P1">and set it down hard, we threw it up, caught it overhead, tapped the sand</text:p>
      <text:p text:style-name="P1">with it and threw it up high again. The results were immediate and</text:p>
      <text:p text:style-name="P1">undeniable. Our pain and exhaustion faded. Each rep made us stronger and</text:p>
      <text:p text:style-name="P1">faster, and each time we threw the boat up we all chanted.</text:p>
      <text:p text:style-name="P1"><text:soft-page-break/>“YOU CAN’T HURT BOAT CREW TWO!”</text:p>
      <text:p text:style-name="P1">That was our fuck you to the instructors, and we had their full attention as we</text:p>
      <text:p text:style-name="P1">soared on a second wind. On the toughest day of the hardest week in the</text:p>
      <text:p text:style-name="P1">world’s toughest training, Boat Crew Two was moving at lightning speed</text:p>
      <text:p text:style-name="P1">and making a mockery of Hell Week. The look on the instructors’ faces told</text:p>
      <text:p text:style-name="P1">a story. Their mouths hung open like they were witnessing something</text:p>
      <text:p text:style-name="P1">nobody had ever seen before. Some averted their eyes, almost embarrassed.</text:p>
      <text:p text:style-name="P1">Only SBG looked satisfied.</text:p>
      <text:p text:style-name="P1">* * *</text:p>
      <text:p text:style-name="P1">Since that night in Hell Week, I’ve deployed the Taking Souls concept</text:p>
      <text:p text:style-name="P1">countless times. Taking Souls is a ticket to finding your own reserve power</text:p>
      <text:p text:style-name="P1">and riding a second wind. It’s the tool you can call upon to win any</text:p>
      <text:p text:style-name="P1">competition or overcome every life obstacle. You can utilize it to win a chess</text:p>
      <text:p text:style-name="P1">match, or conquer an adversary in a game of office politics. It can help you</text:p>
      <text:p text:style-name="P1">rock a job interview or excel at school. And yes, it can be used to conquer all</text:p>
      <text:p text:style-name="P1">manner of physical challenges, but remember, this is a game you are playing</text:p>
      <text:p text:style-name="P1">within yourself. Unless you’re engaged in physical competition, I’m not</text:p>
      <text:p text:style-name="P1">suggesting that you try to dominate someone or crush their spirit. In fact,</text:p>
      <text:p text:style-name="P1">they never even need to know you’re playing this game. This is a tactic for</text:p>
      <text:p text:style-name="P1">you to be your best when duty calls. It’s a mind game you’re playing on</text:p>
      <text:p text:style-name="P1">yourself.</text:p>
      <text:p text:style-name="P1">Taking someone’s soul means you’ve gained a tactical advantage. Life is all</text:p>
      <text:p text:style-name="P1">about looking for tactical advantages, which is why we stole the Hell Week</text:p>
      <text:p text:style-name="P1">schedule, why we nipped Psycho’s heels on that run, and why I made a show</text:p>
      <text:p text:style-name="P1">of myself in the surf, humming the Platoon theme song. Each of those</text:p>
      <text:p text:style-name="P1">incidents was an act of defiance that empowered us.</text:p>
      <text:p text:style-name="P1">But defiance isn’t always the best way to take someone’s soul. It all depends</text:p>
      <text:p text:style-name="P1">upon your terrain. During BUD/S, the instructors didn’t mind if you looked</text:p>
      <text:p text:style-name="P1">for advantages like that. They respected it as long as you were also kicking</text:p>
      <text:p text:style-name="P1">ass. You must do your own homework. Know the terrain you’re operating in,</text:p>
      <text:p text:style-name="P1">when and where you can push boundaries, and when you should fall in line.</text:p>
      <text:p text:style-name="P1">Next, take inventory of your mind and body on the eve of battle. List out</text:p>
      <text:p text:style-name="P1">your insecurities and weakness, as well as your opponent’s. For instance, if</text:p>
      <text:p text:style-name="P1">you’re getting bullied, and you know where you fall short or feel insecure,</text:p>
      <text:p text:style-name="P1">you can stay ahead of any insults or barbs a bully may throw your way. You</text:p>
      <text:p text:style-name="P1">can laugh at yourself along with them, which disempowers them. If you take</text:p>
      <text:p text:style-name="P1">what they do or say less personally, they no longer hold any cards. Feelings</text:p>
      <text:p text:style-name="P1">are just feelings. On the other hand, people who are secure with themselves</text:p>
      <text:p text:style-name="P1">don’t bully other people. They look out for other people, so if you’re getting</text:p>
      <text:p text:style-name="P1">bullied you know that you’re dealing with someone who has problem areas</text:p>
      <text:p text:style-name="P1">you can exploit or soothe. Sometimes the best way to defeat a bully is to</text:p>
      <text:p text:style-name="P1">actually help them. If you can think two or three moves ahead, you will</text:p>
      <text:p text:style-name="P1">commandeer their thought process, and if you do that, you’ve taken their</text:p>
      <text:p text:style-name="P1">damn soul without them even realizing it.</text:p>
      <text:p text:style-name="P1">Our SEAL instructors were our bullies, and they didn’t realize the games I</text:p>
      <text:p text:style-name="P1">was playing during that week to keep Boat Crew Two sharp. And they didn’t</text:p>
      <text:p text:style-name="P1">have to. I imagined that they were obsessed with our exploits during Hell</text:p>
      <text:p text:style-name="P1">Week, but I don’t know that for sure. It was a ploy I used to maintain my</text:p>
      <text:p text:style-name="P1">mental edge and help our crew prevail.</text:p>
      <text:p text:style-name="P1"><text:soft-page-break/>In the same way, if you are up against a competitor for a promotion, and you</text:p>
      <text:p text:style-name="P1">know where you fall short, you can shape up your game ahead of your</text:p>
      <text:p text:style-name="P1">interview or evaluation. In that scenario, laughing at your weaknesses won’t</text:p>
      <text:p text:style-name="P1">solve the problem. You must master them. In the meantime, if you are aware</text:p>
      <text:p text:style-name="P1">of your competitor’s vulnerabilities you can spin those to your advantage,</text:p>
      <text:p text:style-name="P1">but all of that takes research. Again, know the terrain, know yourself, and</text:p>
      <text:p text:style-name="P1">you’d better know your adversary in detail.</text:p>
      <text:p text:style-name="P1">Once you’re in the heat of battle, it comes down to staying power. If it’s a</text:p>
      <text:p text:style-name="P1">difficult physical challenge you will probably have to defeat your own</text:p>
      <text:p text:style-name="P1">demons before you can take your opponent’s soul. That means rehearsing</text:p>
      <text:p text:style-name="P1">answers to the simple question that is sure to rise up like a thought bubble:</text:p>
      <text:p text:style-name="P1">“Why am I here?” If you know that moment is coming and have your answer</text:p>
      <text:p text:style-name="P1">ready, you will be equipped to make the split second-decision to ignore your</text:p>
      <text:p text:style-name="P1">weakened mind and keep moving. Know why you’re in the fight to stay in</text:p>
      <text:p text:style-name="P1">the fight!</text:p>
      <text:p text:style-name="P1">And never forget that all emotional and physical anguish is finite! It all ends</text:p>
      <text:p text:style-name="P1">eventually. Smile at pain and watch it fade for at least a second or two. If</text:p>
      <text:p text:style-name="P1">you can do that, you can string those seconds together and last longer than</text:p>
      <text:p text:style-name="P1">your opponent thinks you can, and that may be enough to catch a second</text:p>
      <text:p text:style-name="P1">wind. There is no scientific consensus on second wind. Some scientists think</text:p>
      <text:p text:style-name="P1">it’s the result of endorphins flooding your nervous system, others think it’s a</text:p>
      <text:p text:style-name="P1">burst of oxygen that can help break down lactic acid, as well as the glycogen</text:p>
      <text:p text:style-name="P1">and triglycerides muscles need to perform. Some say its purely</text:p>
      <text:p text:style-name="P1">psychological. All I know is that by going hard when we felt defeated we</text:p>
      <text:p text:style-name="P1">were able to ride a second wind through the worst night in Hell Week. And</text:p>
      <text:p text:style-name="P1">once you have that second wind behind you it’s easy to break your opponent</text:p>
      <text:p text:style-name="P1">down and snatch a soul. The hard part is getting to that point, because the</text:p>
      <text:p text:style-name="P1">ticket to victory often comes down to bringing your very best when you feel</text:p>
      <text:p text:style-name="P1">your worst.</text:p>
      <text:p text:style-name="P1">* * *</text:p>
      <text:p text:style-name="P1">After rocking boat presses, the whole class was gifted an hour of sleep in a</text:p>
      <text:p text:style-name="P1">big green army tent they’d set up on the beach and outfitted with military</text:p>
      <text:p text:style-name="P1">cots. Those motherfuckers had no mattresses, but may as well have been a</text:p>
      <text:p text:style-name="P1">cotton topped cloud of luxury because once we were horizontal we all went</text:p>
      <text:p text:style-name="P1">limp.</text:p>
      <text:p text:style-name="P1">Oh, but Psycho wasn’t done with me. He let me sleep for a solitary minute,</text:p>
      <text:p text:style-name="P1">then woke me up and led me back onto the beach for some one-on-one time.</text:p>
      <text:p text:style-name="P1">He saw an opportunity to get in my head, at last, and I was disoriented as I</text:p>
      <text:p text:style-name="P1">staggered toward the water all alone, but the cold woke me the fuck up. I</text:p>
      <text:p text:style-name="P1">decided to savor my extra hour of private surf torture. When the water was</text:p>
      <text:p text:style-name="P1">chest high I began humming Adagio in Strings once more. Louder this time.</text:p>
      <text:p text:style-name="P1">Loud enough for that motherfucker to hear me over the crash of the surf.</text:p>
      <text:p text:style-name="P1">That song gave me life!</text:p>
      <text:p text:style-name="P1">I’d come to SEAL training to see if I was hard enough to belong and found</text:p>
      <text:p text:style-name="P1">an inner beast within that I never knew existed. A beast that I would tap into</text:p>
      <text:p text:style-name="P1">from then on whenever life went wrong. By the time I emerged from that</text:p>
      <text:p text:style-name="P1">ocean, I considered myself unbreakable.</text:p>
      <text:p text:style-name="P1">If only.</text:p>
      <text:p text:style-name="P1">Hell Week takes its toll on everybody, and later that night, with forty-eight</text:p>
      <text:p text:style-name="P1"><text:soft-page-break/>hours to go, I went to med check to get a Toradol shot in my knee to bring</text:p>
      <text:p text:style-name="P1">the swelling down. By the time I was back on the beach, the boat crews were</text:p>
      <text:p text:style-name="P1">out at sea in the midst of a paddling drill. The surf was pounding, the wind</text:p>
      <text:p text:style-name="P1">swirling. Psycho looked over at SBG. “What the fuck are we gonna do with</text:p>
      <text:p text:style-name="P1">him?”</text:p>
      <text:p text:style-name="P1">For the first time, he was hesitant, and tired of trying to beat me down. I was</text:p>
      <text:p text:style-name="P1">good to go, ready for any challenge, but Psycho was over it. He was ready to</text:p>
      <text:p text:style-name="P1">give my ass a spa vacation. That’s when I knew I’d outlasted him; that I had</text:p>
      <text:p text:style-name="P1">his soul. SBG had other ideas. He handed me a life jacket and attached a</text:p>
      <text:p text:style-name="P1">chem light to the back of my hat.</text:p>
      <text:p text:style-name="P1">“Follow me,” he said as he charged up the beach. I caught up and we ran</text:p>
      <text:p text:style-name="P1">north for a good mile. By then we could barely see the boats and their</text:p>
      <text:p text:style-name="P1">bobbing lights through the mist and over the waves. “All right, Goggins.</text:p>
      <text:p text:style-name="P1">Now go swim out and find your fucking boat!”</text:p>
      <text:p text:style-name="P1">He’d landed a hollow point on my deepest insecurity, pierced my</text:p>
      <text:p text:style-name="P1">confidence, and I was stunned silent. I gave him a look that said, “Are you</text:p>
      <text:p text:style-name="P1">fucking kidding me?” I was a decent swimmer by then, and surf torture</text:p>
      <text:p text:style-name="P1">didn’t scare me because we weren’t that far from shore, but an open water,</text:p>
      <text:p text:style-name="P1">hypothermic swim a thousand yards off shore in a storm, to a boat that had</text:p>
      <text:p text:style-name="P1">no fucking idea I was heading their way? That sounded like a death</text:p>
      <text:p text:style-name="P1">sentence, and I hadn’t prepared for anything like it. But sometimes the</text:p>
      <text:p text:style-name="P1">unexpected descends like chaos, and without warning even the bravest</text:p>
      <text:p text:style-name="P1">among us must be ready to take on risks and tasks that seem beyond our</text:p>
      <text:p text:style-name="P1">capabilities.</text:p>
      <text:p text:style-name="P1">For me, in that moment, it came down to how I wanted to be remembered. I</text:p>
      <text:p text:style-name="P1">could have refused the order, and I wouldn’t have gotten in trouble because I</text:p>
      <text:p text:style-name="P1">had no swim buddy (in SEAL training you always have to be with a swim</text:p>
      <text:p text:style-name="P1">buddy), and it was obvious that he was asking me to do something that was</text:p>
      <text:p text:style-name="P1">extremely unsafe. But I also knew that my objective coming into SEAL</text:p>
      <text:p text:style-name="P1">training was more than making it through to the other side with a Trident.</text:p>
      <text:p text:style-name="P1">For me it was the opportunity to go up against the best of the best and</text:p>
      <text:p text:style-name="P1">distance myself from the pack. So even though I couldn’t see the boats out</text:p>
      <text:p text:style-name="P1">past the thrashing waves there was no time to dwell on fear. There was no</text:p>
      <text:p text:style-name="P1">choice to make at all.</text:p>
      <text:p text:style-name="P1">“What are you waiting on Goggins? Get your fucking ass out there, and do</text:p>
      <text:p text:style-name="P1">not fuck this up!”</text:p>
      <text:p text:style-name="P1">“Roger that!” I shouted and sprinted into the surf. Trouble was, strapped</text:p>
      <text:p text:style-name="P1">with a buoyancy vest, nursing a wounded knee, wearing boots, I couldn’t</text:p>
      <text:p text:style-name="P1">swim for shit and it was almost impossible to duck dive through the waves. I</text:p>
      <text:p text:style-name="P1">had to flail over the white wash, and with my mind managing so many</text:p>
      <text:p text:style-name="P1">variables, the ocean seemed colder than ever. I swallowed water by the</text:p>
      <text:p text:style-name="P1">gallon. It was as if the sea was prying open my jaws and flooding my</text:p>
      <text:p text:style-name="P1">system, and with each gulp, my fear magnified.</text:p>
      <text:p text:style-name="P1">I had no idea that back on land, SBG was preparing for a worst-case scenario</text:p>
      <text:p text:style-name="P1">rescue. I didn’t know he’d never put another man in that position before. I</text:p>
      <text:p text:style-name="P1">didn’t realize that he saw something special in me and like any strong leader</text:p>
      <text:p text:style-name="P1">wanted to see how far I could take it, as he watched my light bob on the</text:p>
      <text:p text:style-name="P1">surface, nervous as hell. He told me all of that during a recent conversation.</text:p>
      <text:p text:style-name="P1">At the time I was just trying to survive.</text:p>
      <text:p text:style-name="P1"><text:soft-page-break/>I finally made it through the surf and swam another half-mile off-shore only</text:p>
      <text:p text:style-name="P1">to realize I had six boats bearing down on my head, teeter tottering in and</text:p>
      <text:p text:style-name="P1">out of view thanks to a four-foot wind swell. They didn’t know I was there!</text:p>
      <text:p text:style-name="P1">My light was faint, and in the trench I couldn’t see a damn thing. I kept</text:p>
      <text:p text:style-name="P1">waiting for one of them to come barreling down from the peak of a swell and</text:p>
      <text:p text:style-name="P1">mow me the fuck down. All I could do was bark into the darkness like a</text:p>
      <text:p text:style-name="P1">hoarse sea lion.</text:p>
      <text:p text:style-name="P1">“Boat Crew Two! Boat Crew Two!”</text:p>
      <text:p text:style-name="P1">It was a minor miracle that my guys heard me. They wheeled our boat</text:p>
      <text:p text:style-name="P1">around, and Freak Brown grabbed me with his big ass hooks and hauled me</text:p>
      <text:p text:style-name="P1">in like a prized catch. I lay back in the middle of the boat, my eyes closed,</text:p>
      <text:p text:style-name="P1">and jackhammered for the first time all week. I was so cold I couldn’t hide</text:p>
      <text:p text:style-name="P1">it.</text:p>
      <text:p text:style-name="P1">“Damn, Goggins,” Brown said, “you must be insane! You okay?” I nodded</text:p>
      <text:p text:style-name="P1">once and got a hold of myself. I was the leader of that crew and couldn’t</text:p>
      <text:p text:style-name="P1">allow myself to show weakness. I tensed every muscle in my body, and my</text:p>
      <text:p text:style-name="P1">shiver slowed to a stop in real time.</text:p>
      <text:p text:style-name="P1">“That’s how you lead from the motherfucking front,” I said, coughing up</text:p>
      <text:p text:style-name="P1">saltwater like a wounded bird. I couldn’t keep a straight face for long.</text:p>
      <text:p text:style-name="P1">Neither could my crew. They knew damn well that crazy-ass swim wasn’t</text:p>
      <text:p text:style-name="P1">my idea.</text:p>
      <text:p text:style-name="P1">As the clock ran down on Hell Week, we were in the demo pit, just off</text:p>
      <text:p text:style-name="P1">Coronado’s famous Silver Strand. The pit was filled with cold mud and</text:p>
      <text:p text:style-name="P1">topped off with icy water. There was a rope bridge—two separate lines, one</text:p>
      <text:p text:style-name="P1">for the feet and one for the hands—stretching across it from end to end. One</text:p>
      <text:p text:style-name="P1">by one, each man had to navigate their way across while the instructors</text:p>
      <text:p text:style-name="P1">shook the shit out of it, trying to make us fall. To maintain that kind of</text:p>
      <text:p text:style-name="P1">balance takes tremendous core strength, and we were all cooked and at our</text:p>
      <text:p text:style-name="P1">wits end. Plus, my knee was still fucked. In fact, it had gotten worse and</text:p>
      <text:p text:style-name="P1">required a pain shot every twelve hours. But when my name was called, I</text:p>
      <text:p text:style-name="P1">climbed onto that rope, and when the instructors went to work, I flexed my</text:p>
      <text:p text:style-name="P1">core and held on with all I had left.</text:p>
      <text:p text:style-name="P1">Nine months earlier, I had topped out at 297 pounds and couldn’t even run a</text:p>
      <text:p text:style-name="P1">quarter mile. Back then, when I was dreaming of a different life, I remember</text:p>
      <text:p text:style-name="P1">thinking that just getting through Hell Week would be the biggest honor of</text:p>
      <text:p text:style-name="P1">my life so far. Even if I never graduated from BUD/S, surviving Hell Week</text:p>
      <text:p text:style-name="P1">alone would have meant something. But I didn’t just survive. I was about to</text:p>
      <text:p text:style-name="P1">finish Hell Week at the top of my class, and for the first time, I knew I was a</text:p>
      <text:p text:style-name="P1">bad motherfucker.</text:p>
      <text:p text:style-name="P1">Once, I was so focused on failing, I was afraid to even try. Now I would take</text:p>
      <text:p text:style-name="P1">on any challenge. All my life, I was terrified of water, and especially cold</text:p>
      <text:p text:style-name="P1">water, but standing there in the final hour, I wished the ocean, wind, and</text:p>
      <text:p text:style-name="P1">mud were even colder! I was completely transformed physically, which was</text:p>
      <text:p text:style-name="P1">a big part of my success in BUD/S, but what saw me through Hell Week was</text:p>
      <text:p text:style-name="P1">my mind, and I was just starting to tap into its power.</text:p>
      <text:p text:style-name="P1">That’s what I was thinking about as the instructors did their best to throw me</text:p>
      <text:p text:style-name="P1">off that rope bridge like a mechanical bull. I hung tough and got as far as</text:p>
      <text:p text:style-name="P1">anyone else in Class 231 before nature won out and I was sent spinning into</text:p>
      <text:p text:style-name="P1">the freezing mud. I wiped it from my eyes and mouth and laughed like mad</text:p>
      <text:p text:style-name="P1"><text:soft-page-break/>as Freak Brown helped me up. Not long after that, SBG stepped to the edge</text:p>
      <text:p text:style-name="P1">of the pit.</text:p>
      <text:p text:style-name="P1">“Hell Week secure!” He shouted to the thirty guys still left, quivering in the</text:p>
      <text:p text:style-name="P1">shallows. All of us chafed and bleeding, bloated and stiff. “You guys did an</text:p>
      <text:p text:style-name="P1">amazing job!”</text:p>
      <text:p text:style-name="P1">Some guys screamed with joy. Others collapsed to their knees with tears in</text:p>
      <text:p text:style-name="P1">their eyes and thanked God. I stared into the heavens too, pulled Freak</text:p>
      <text:p text:style-name="P1">Brown in for a hug, and high-fived my team. Every other boat crew had lost</text:p>
      <text:p text:style-name="P1">men, but not Boat Crew Two! We lost no men and won every single race!</text:p>
      <text:p text:style-name="P1">We continued to celebrate as we boarded a bus to the Grinder. Once we</text:p>
      <text:p text:style-name="P1">arrived, there was a large pizza for each guy along with a sixty-four-ounce</text:p>
      <text:p text:style-name="P1">bottle of Gatorade and the coveted brown t-shirt. That pizza tasted like</text:p>
      <text:p text:style-name="P1">motherfucking manna from heaven, but the shirts meant something more</text:p>
      <text:p text:style-name="P1">significant. When you first arrive at BUD/S you wear white t-shirts every</text:p>
      <text:p text:style-name="P1">day. Once you survive Hell Week, you get to swap them out for brown shirts.</text:p>
      <text:p text:style-name="P1">It was a symbol that we’d advanced to a higher level, and after a lifetime of</text:p>
      <text:p text:style-name="P1">mostly failure, I definitely felt like I was someplace new.</text:p>
      <text:p text:style-name="P1">I tried to enjoy the moment like everyone else, but my knee hadn’t felt right</text:p>
      <text:p text:style-name="P1">in two days and I decided to leave and see the medics. On my way off the</text:p>
      <text:p text:style-name="P1">Grinder, I looked to my right and saw nearly a hundred helmets lined up.</text:p>
      <text:p text:style-name="P1">They belonged to the men who’d rung the bell, and they stretched past the</text:p>
      <text:p text:style-name="P1">statue, all the way to the quarterdeck. I read some of the names—guys who I</text:p>
      <text:p text:style-name="P1">liked. I knew how they felt because I was there when my Pararescue class</text:p>
      <text:p text:style-name="P1">graduated without me. That memory had dominated me for years, but after</text:p>
      <text:p text:style-name="P1">130 hours of Hell, it no longer defined me.</text:p>
      <text:p text:style-name="P1">Every man was required to see the medics that evening, but our bodies were</text:p>
      <text:p text:style-name="P1">so swollen they had a hard time discerning injuries from general soreness.</text:p>
      <text:p text:style-name="P1">All I knew was my right knee was thrice fucked and I needed crutches to get</text:p>
      <text:p text:style-name="P1">around. Freak Brown left med check bruised and battered. Kenny came out</text:p>
      <text:p text:style-name="P1">clean and barely limped, but he was plenty sore. Thankfully, our next</text:p>
      <text:p text:style-name="P1">evolution was walk week. We had seven days to eat, drink, and heal up</text:p>
      <text:p text:style-name="P1">before shit got real once again. It wasn’t much, but enough time for most of</text:p>
      <text:p text:style-name="P1">the insane motherfuckers that managed to remain in Class 231 to get well.</text:p>
      <text:p text:style-name="P1">Me, on the other hand? My swollen knee hadn’t gotten any better by the</text:p>
      <text:p text:style-name="P1">time they snatched my crutches away. But there was no time for boo-hooing. First Phase fun wasn’t over yet. After walk week came knot tying, which</text:p>
      <text:p text:style-name="P1">may not sound like much but was way worse than I expected because that</text:p>
      <text:p text:style-name="P1">particular drill took place at the bottom of the pool, where those same</text:p>
      <text:p text:style-name="P1">instructors would do their best to drown my one-legged ass.</text:p>
      <text:p text:style-name="P1">It was as if the Devil had been watching the whole show, waited out</text:p>
      <text:p text:style-name="P1">intermission, and now his favorite part was coming right up. The night</text:p>
      <text:p text:style-name="P1">before BUD/S kicked back up in intensity I could hear his words ringing in</text:p>
      <text:p text:style-name="P1">my stressed-out brain as I tossed and turned all night long.</text:p>
      <text:p text:style-name="P1">They say you like suffering, Goggins. That you think you’re a bad</text:p>
      <text:p text:style-name="P1">motherfucker. Enjoy your extended stay in Hell!</text:p>
      <text:p text:style-name="P1">CHALLENGE #4</text:p>
      <text:p text:style-name="P1">Choose any competitive situation that you’re in right now. Who is your</text:p>
      <text:p text:style-name="P1">opponent? Is it your teacher or coach, your boss, an unruly client? No</text:p>
      <text:p text:style-name="P1">matter how they’re treating you there is one way to not only earn their</text:p>
      <text:p text:style-name="P1"><text:soft-page-break/>respect, but turn the tables. Excellence.</text:p>
      <text:p text:style-name="P1">That may mean acing an exam, or crafting an ideal proposal, or smashing a</text:p>
      <text:p text:style-name="P1">sales goal. Whatever it is, I want you to work harder on that project or in</text:p>
      <text:p text:style-name="P1">that class than you ever have before. Do everything exactly as they ask, and</text:p>
      <text:p text:style-name="P1">whatever standard they set as an ideal outcome, you should be aiming to</text:p>
      <text:p text:style-name="P1">surpass that.</text:p>
      <text:p text:style-name="P1">If your coach doesn’t give you time in the games, dominate practice. Check</text:p>
      <text:p text:style-name="P1">the best guy on your squad and show the fuck out. That means putting time</text:p>
      <text:p text:style-name="P1">in off the field. Watching film so you can study your opponent’s tendencies,</text:p>
      <text:p text:style-name="P1">memorizing plays, and training in the gym. You need to make that coach</text:p>
      <text:p text:style-name="P1">pay attention.</text:p>
      <text:p text:style-name="P1">If it’s your teacher, then start doing work of high quality. Spend extra time</text:p>
      <text:p text:style-name="P1">on your assignments. Write papers for her that she didn’t even assign!</text:p>
      <text:p text:style-name="P1">Come early to class. Ask questions. Pay attention. Show her who you are</text:p>
      <text:p text:style-name="P1">and want to be.</text:p>
      <text:p text:style-name="P1">If it’s a boss, work around the clock. Get to work before them. Leave after</text:p>
      <text:p text:style-name="P1">they go home. Make sure they see that shit, and when it’s time to deliver,</text:p>
      <text:p text:style-name="P1">surpass their maximum expectations.</text:p>
      <text:p text:style-name="P1">Whoever you’re dealing with, your goal is to make them watch you achieve</text:p>
      <text:p text:style-name="P1">what they could never have done themselves. You want them thinking how</text:p>
      <text:p text:style-name="P1">amazing you are. Take their negativity and use it to dominate their task with</text:p>
      <text:p text:style-name="P1">everything you’ve got. Take their motherfucking soul! Afterward, post</text:p>
      <text:p text:style-name="P1">about it on social and add the hashtag #canthurtme #takingsou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8-10T17:05:22.137000000</dc:date>
    <meta:editing-duration>PT4M26S</meta:editing-duration>
    <meta:editing-cycles>3</meta:editing-cycles>
    <meta:document-statistic meta:table-count="0" meta:image-count="0" meta:object-count="0" meta:page-count="15" meta:paragraph-count="702" meta:word-count="8820" meta:character-count="46996" meta:non-whitespace-character-count="38867"/>
  </office:meta>
</office:document-meta>
</file>